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1.218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9.895cm"/>
    </style:style>
    <style:style style:name="Tableau1.1" style:family="table-row">
      <style:table-row-properties style:min-row-height="1.607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02f146" officeooo:paragraph-rsid="0002f146" style:font-size-asian="11pt" style:font-size-complex="11pt"/>
    </style:style>
    <style:style style:name="P4" style:family="paragraph" style:parent-style-name="Table_20_Contents">
      <style:text-properties fo:font-size="11pt" officeooo:rsid="0003db48" officeooo:paragraph-rsid="0003db48" style:font-size-asian="11pt" style:font-size-complex="11pt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Heading" style:master-page-name="MP0">
      <style:paragraph-properties style:page-number="auto" fo:break-before="page"/>
    </style:style>
    <style:style style:name="P7" style:family="paragraph" style:parent-style-name="Table_20_Contents">
      <style:text-properties fo:font-size="11pt" officeooo:rsid="0004094d" officeooo:paragraph-rsid="0004094d" style:font-size-asian="11pt" style:font-size-complex="11pt"/>
    </style:style>
    <style:style style:name="P8" style:family="paragraph" style:parent-style-name="Standard" style:list-style-name="L1"/>
    <style:style style:name="P9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ff0000" loext:opacity="100%" fo:background-color="#ffff00" loext:char-shading-value="0"/>
    </style:style>
    <style:style style:name="T7" style:family="text">
      <style:text-properties officeooo:rsid="001aeeb1"/>
    </style:style>
    <style:style style:name="T8" style:family="text">
      <style:text-properties officeooo:rsid="0003db4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x="-1.439cm" svg:y="-1.085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Voici une grille permettant d’<text:span text:style-name="Police_20_par_20_défaut"><text:span text:style-name="T1">i</text:span></text:span><text:span text:style-name="Police_20_par_20_défaut"><text:span text:style-name="T2">ndiquer les tâches de chaque membre du groupe et son investissement</text:span></text:span> dans le projet tuteuré. Pour le pourcentage, il faut tenir compte de deux choses :</text:p>
      <text:list xml:id="list3718503502" text:style-name="L1">
        <text:list-item>
          <text:list>
            <text:list-item>
              <text:list>
                <text:list-item>
                  <text:p text:style-name="P8">essentiellement <text:span text:style-name="Police_20_par_20_défaut"><text:span text:style-name="T1">ce qui a été fait par rapport à ce qui était demandé – en tenant compte de la difficulté, de la quantité et de la qualité du travail </text:span></text:span>;</text:p>
                </text:list-item>
                <text:list-item>
                  <text:p text:style-name="P9">et <text:span text:style-name="Police_20_par_20_défaut"><text:span text:style-name="T1">situer quelque peu cet investissement par rapport à celui des autres</text:span>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<text:span text:style-name="Police_20_par_20_défaut"><text:span text:style-name="T3">a</text:span></text:span> ou l<text:span text:style-name="Police_20_par_20_défaut"><text:span text:style-name="T3">e</text:span></text:span> chef·fe de projet) la remplit individuellement.</text:p>
      <text:p text:style-name="Text_20_body">Chaque membre du groupe<text:span text:style-name="Police_20_par_20_défaut"><text:span text:style-name="T1"> la transmet à la cheffe ou au chef de projet </text:span></text:span><text:span text:style-name="Police_20_par_20_défaut"><text:span text:style-name="T5">au plus tard à 16 h le jour d’envoi du mail</text:span></text:span><text:span text:style-name="Police_20_par_20_défaut"><text:span text:style-name="T6"> </text:span></text:span>au ou à la professeur·e référent·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Dates d’envoi des mails</text:p>
          </table:table-cell>
          <table:table-cell table:style-name="Tableau1.A1" office:value-type="string">
            <text:p text:style-name="P1">Tâches réalisées par vous dans la semaine <text:line-break/>(soyez précis·e)</text:p>
          </table:table-cell>
          <table:table-cell table:style-name="Tableau1.A1" office:value-type="string">
            <text:p text:style-name="P1">Investissement dans le projet tuteuré</text:p>
            <text:p text:style-name="P1">(en pourcentage)</text:p>
          </table:table-cell>
          <table:table-cell table:style-name="Tableau1.D1" office:value-type="string">
            <text:p text:style-name="P1">Remarques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1" office:value-type="string">
            <text:p text:style-name="P2">Création des outils de gestions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>Création github, heroku, trello, début d’un gantt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2">Création du Gantt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1" office:value-type="string">
            <text:p text:style-name="P2">Recherches sur le site et mise à jour du trello</text:p>
          </table:table-cell>
          <table:table-cell table:style-name="Tableau1.A2" office:value-type="string">
            <text:p text:style-name="P2">25 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1" office:value-type="string">
            <text:p text:style-name="P2">R<text:span text:style-name="T7">echerche d’inspiration pour la charte graphique et création du sondage</text:span></text:p>
          </table:table-cell>
          <table:table-cell table:style-name="Tableau1.A2" office:value-type="string">
            <text:p text:style-name="P3">3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5 %</text:p>
          </table:table-cell>
          <table:table-cell table:style-name="Tableau1.D2" office:value-type="string">
            <text:p text:style-name="P2">M<text:span text:style-name="T8">ise à jour du Gantt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1" office:value-type="string">
            <text:p text:style-name="P7">Gestion du sondage est début prototypage site web</text:p>
          </table:table-cell>
          <table:table-cell table:style-name="Tableau1.A2" office:value-type="string">
            <text:p text:style-name="P7">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font-size="10.5pt" style:font-size-asian="10.5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17-06-23T16:58:00Z</meta:creation-date>
    <dc:date>2020-11-06T16:46:08.985000000</dc:date>
    <meta:editing-cycles>27</meta:editing-cycles>
    <meta:editing-duration>PT2H38M17S</meta:editing-duration>
    <meta:document-statistic meta:table-count="1" meta:image-count="1" meta:object-count="0" meta:page-count="2" meta:paragraph-count="38" meta:word-count="243" meta:character-count="1421" meta:non-whitespace-character-count="1215"/>
    <meta:template xlink:type="simple" xlink:actuate="onRequest" xlink:title="" xlink:href="cours1.ott"/>
  </office:meta>
</office:document-meta>
</file>